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bf2f1" officeooo:paragraph-rsid="000bf2f1"/>
    </style:style>
    <style:style style:name="P3" style:family="paragraph" style:parent-style-name="Standard">
      <style:text-properties style:font-name="Arial" officeooo:rsid="000c0fbf" officeooo:paragraph-rsid="000c0fbf"/>
    </style:style>
    <style:style style:name="P4" style:family="paragraph" style:parent-style-name="Standard">
      <style:text-properties style:font-name="Arial" officeooo:rsid="000cafd4" officeooo:paragraph-rsid="000cafd4"/>
    </style:style>
    <style:style style:name="P5" style:family="paragraph" style:parent-style-name="Standard">
      <style:text-properties style:font-name="Arial" officeooo:rsid="000e6577" officeooo:paragraph-rsid="000e6577"/>
    </style:style>
    <style:style style:name="P6" style:family="paragraph" style:parent-style-name="Standard">
      <style:text-properties style:font-name="Arial" officeooo:rsid="000e6577" officeooo:paragraph-rsid="000f7891"/>
    </style:style>
    <style:style style:name="P7" style:family="paragraph" style:parent-style-name="Standard">
      <style:text-properties style:font-name="Arial" officeooo:rsid="000f7891" officeooo:paragraph-rsid="000f7891"/>
    </style:style>
    <style:style style:name="P8" style:family="paragraph" style:parent-style-name="Standard">
      <style:text-properties style:font-name="Arial" fo:font-size="14pt" officeooo:rsid="000bf2f1" officeooo:paragraph-rsid="000bf2f1" style:font-size-asian="14pt" style:font-size-complex="14pt"/>
    </style:style>
    <style:style style:name="P9" style:family="paragraph" style:parent-style-name="Standard">
      <style:text-properties officeooo:paragraph-rsid="000e6577"/>
    </style:style>
    <style:style style:name="P10" style:family="paragraph" style:parent-style-name="Standard">
      <style:text-properties officeooo:paragraph-rsid="000cafd4"/>
    </style:style>
    <style:style style:name="P11" style:family="paragraph" style:parent-style-name="Standard">
      <style:text-properties officeooo:paragraph-rsid="000bf2f1"/>
    </style:style>
    <style:style style:name="P12" style:family="paragraph" style:parent-style-name="Standard">
      <style:text-properties fo:color="#000000" loext:opacity="100%" style:font-name="Arial" fo:font-size="14pt" officeooo:rsid="000bf2f1" officeooo:paragraph-rsid="000bf2f1" style:font-size-asian="14pt" style:font-size-complex="14pt"/>
    </style:style>
    <style:style style:name="P13" style:family="paragraph" style:parent-style-name="Standard">
      <style:text-properties fo:color="#000000" loext:opacity="100%" style:font-name="Arial" fo:font-size="14pt" officeooo:rsid="0011749d" officeooo:paragraph-rsid="0011749d" style:font-size-asian="14pt" style:font-size-complex="14pt"/>
    </style:style>
    <style:style style:name="P14" style:family="paragraph" style:parent-style-name="Standard">
      <style:text-properties fo:color="#000000" loext:opacity="100%" style:font-name="Arial" fo:font-size="14pt" fo:language="en" fo:country="US" fo:font-weight="normal" officeooo:rsid="000bf2f1" officeooo:paragraph-rsid="000bf2f1" style:letter-kerning="true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style:font-name="Arial" fo:font-size="14pt" fo:language="en" fo:country="US" fo:font-weight="normal" officeooo:rsid="0011749d" officeooo:paragraph-rsid="0011749d" style:letter-kerning="true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Arial" officeooo:rsid="000e6577" officeooo:paragraph-rsid="000e6577"/>
    </style:style>
    <style:style style:name="P17" style:family="paragraph" style:parent-style-name="Standard">
      <style:text-properties style:font-name="Arial" officeooo:rsid="000f7891" officeooo:paragraph-rsid="000f7891"/>
    </style:style>
    <style:style style:name="T1" style:family="text">
      <style:text-properties officeooo:rsid="000c0fbf"/>
    </style:style>
    <style:style style:name="T2" style:family="text">
      <style:text-properties officeooo:rsid="000cafd4"/>
    </style:style>
    <style:style style:name="T3" style:family="text">
      <style:text-properties officeooo:rsid="000e6577"/>
    </style:style>
    <style:style style:name="T4" style:family="text">
      <style:text-properties style:font-name="Arial" officeooo:rsid="000cafd4"/>
    </style:style>
    <style:style style:name="T5" style:family="text">
      <style:text-properties style:font-name="Arial" officeooo:rsid="000f7891"/>
    </style:style>
    <style:style style:name="T6" style:family="text">
      <style:text-properties style:font-name="Arial" officeooo:rsid="000e6577"/>
    </style:style>
    <style:style style:name="T7" style:family="text">
      <style:text-properties fo:color="#2f2b20" loext:opacity="100%" fo:language="en" fo:country="US" style:letter-kerning="true"/>
    </style:style>
    <style:style style:name="T8" style:family="text">
      <style:text-properties fo:color="#2f2b20" loext:opacity="100%" style:font-name="Arial" fo:font-size="14pt" fo:language="en" fo:country="US" officeooo:rsid="000bf2f1" style:letter-kerning="true" style:font-size-asian="14pt" style:font-size-complex="14pt"/>
    </style:style>
    <style:style style:name="T9" style:family="text">
      <style:text-properties fo:color="#2f2b20" loext:opacity="100%" style:font-name="Arial" fo:font-size="14pt" fo:language="en" fo:country="US" fo:font-weight="normal" officeooo:rsid="000bf2f1" style:letter-kerning="true" style:font-size-asian="14pt" style:font-weight-asian="normal" style:font-size-complex="14pt" style:font-weight-complex="normal"/>
    </style:style>
    <style:style style:name="T10" style:family="text">
      <style:text-properties fo:color="#006fbf" loext:opacity="100%" fo:language="en" fo:country="US" fo:font-weight="bold" style:letter-kerning="true" style:font-weight-asian="bold"/>
    </style:style>
    <style:style style:name="T11" style:family="text">
      <style:text-properties fo:language="en" fo:country="US" style:letter-kerning="true"/>
    </style:style>
    <style:style style:name="T12" style:family="text">
      <style:text-properties fo:language="en" fo:country="US" fo:font-weight="normal" style:letter-kerning="true" style:font-weight-asian="normal" style:font-weight-complex="normal"/>
    </style:style>
    <style:style style:name="T13" style:family="text">
      <style:text-properties fo:color="#000000" loext:opacity="100%" style:font-name="Arial" fo:font-size="14pt" fo:language="en" fo:country="US" fo:font-weight="normal" officeooo:rsid="0011749d" style:letter-kerning="true" style:font-size-asian="14pt" style:font-weight-asian="normal" style:font-size-complex="14pt" style:font-weight-complex="normal"/>
    </style:style>
    <style:style style:name="T14" style:family="text">
      <style:text-properties fo:color="#000000" loext:opacity="100%" style:font-name="Arial" fo:font-size="14pt" fo:language="en" fo:country="US" officeooo:rsid="000bf2f1" style:letter-kerning="true" style:font-size-asian="14pt" style:font-size-complex="14pt"/>
    </style:style>
    <style:style style:name="T15" style:family="text">
      <style:text-properties fo:color="#000000" loext:opacity="100%" style:font-name="Arial" fo:font-size="14pt" fo:language="en" fo:country="US" officeooo:rsid="0011749d" style:letter-kerning="true" style:font-size-asian="14pt" style:font-size-complex="14pt"/>
    </style:style>
    <style:style style:name="T16" style:family="text">
      <style:text-properties fo:color="#000000" loext:opacity="100%" fo:language="en" fo:country="US" fo:font-weight="normal" style:letter-kerning="tru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ist and linked list <text:tab/><text:tab/><text:tab/><text:tab/>suyog dhakal 075bct092</text:p>
      <text:p text:style-name="P2"/>
      <text:p text:style-name="P2">theory:</text:p>
      <text:p text:style-name="P2"><text:tab/></text:p>
      <text:p text:style-name="P2"/>
      <text:p text:style-name="P11"><text:span text:style-name="T8">It is a</text:span><text:span text:style-name="T9"> </text:span><text:span text:style-name="T13">list or collection of data items </text:span><text:span text:style-name="T8">that can be stored in scattered locations <text:s/>(positions) in memory by establishing</text:span><text:span text:style-name="T14"> </text:span><text:span text:style-name="T15">link</text:span><text:span text:style-name="T14"> <text:s/></text:span><text:span text:style-name="T8">between the </text:span><text:span text:style-name="T14">items.</text:span></text:p>
      <text:p text:style-name="P8"><text:span text:style-name="T7">To store data in scattered locations in <text:s/>memory we have to </text:span><text:span text:style-name="T16">make link</text:span><text:span text:style-name="T10"> </text:span><text:span text:style-name="T7">between <text:s/>one data item to another.</text:span></text:p>
      <text:p text:style-name="P12"><text:span text:style-name="T11">So, each data item or element must have </text:span><text:span text:style-name="T12"><text:s/>two parts:</text:span><text:span text:style-name="T11"> one is data part and another is <text:s/></text:span><text:span text:style-name="T12">link/next (pointer) part.</text:span></text:p>
      <text:p text:style-name="P14"/>
      <text:p text:style-name="P14"/>
      <text:p text:style-name="P15">Types of linked list:</text:p>
      <text:p text:style-name="P15"/>
      <text:p text:style-name="P15"><text:s/>there are two basic types of linked list</text:p>
      <text:p text:style-name="P15"/>
      <text:p text:style-name="P13">1. singly linked list</text:p>
      <text:p text:style-name="P13"><text:tab/>. singly linear linked list</text:p>
      <text:p text:style-name="P13"><text:tab/>.singly circular linked list</text:p>
      <text:p text:style-name="P13"/>
      <text:p text:style-name="P13"/>
      <text:p text:style-name="P13">2.Doubly linked list</text:p>
      <text:p text:style-name="P13"><text:tab/>.Doubly linear linked list</text:p>
      <text:p text:style-name="P13"><text:tab/>.Doubly Circular linked list</text:p>
      <text:p text:style-name="P13"/>
      <text:p text:style-name="P13"/>
      <text:p text:style-name="P12"/>
      <text:p text:style-name="P12"/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sert node at the beginning of the list</text:p>
      <text:p text:style-name="P2"/>
      <text:p text:style-name="P2">1.start</text:p>
      <text:p text:style-name="P2">2. struct node{ int data , node *next}</text:p>
      <text:p text:style-name="P2">3.node * newnode</text:p>
      <text:p text:style-name="P2">4.allocate memory (newnode)</text:p>
      <text:p text:style-name="P2">5.read data</text:p>
      <text:p text:style-name="P2">6.newnode→data <text:s/>= data;</text:p>
      <text:p text:style-name="P2">7.newnode→next = head;</text:p>
      <text:p text:style-name="P2">8.head = newnode;</text:p>
      <text:p text:style-name="P2">9.end</text:p>
      <text:p text:style-name="P2"/>
      <text:p text:style-name="P2"/>
      <text:p text:style-name="P2"/>
      <text:p text:style-name="P2">insert node at end of the list</text:p>
      <text:p text:style-name="P2"/>
      <text:p text:style-name="P2">1.start</text:p>
      <text:p text:style-name="P2">2.struct node {int data, node *next}</text:p>
      <text:p text:style-name="P2">3. node * newnode</text:p>
      <text:p text:style-name="P2">4.allocate memory(newnode)</text:p>
      <text:p text:style-name="P2">5.<text:span text:style-name="T1">read data;</text:span></text:p>
      <text:p text:style-name="P3">6.newnode→data = data;</text:p>
      <text:p text:style-name="P3">7.newnode→next = start;</text:p>
      <text:p text:style-name="P3">8.set ptr =start</text:p>
      <text:p text:style-name="P3">9.while(ptr→next != NULL)</text:p>
      <text:p text:style-name="P3"><text:tab/>ptr = ptr→next</text:p>
      <text:p text:style-name="P3">10.ptr→next = newnode;</text:p>
      <text:p text:style-name="P3">11.end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sert node after specific node</text:p>
      <text:p text:style-name="P3"/>
      <text:p text:style-name="P3">1.start</text:p>
      <text:p text:style-name="P3">2.struct node{int data, node *next}</text:p>
      <text:p text:style-name="P3">3node *newnode</text:p>
      <text:p text:style-name="P3">4.allocate memory</text:p>
      <text:p text:style-name="P3">5.read data; <text:span text:style-name="T2">newnode = avail, set avail = avail-&gt;next</text:span></text:p>
      <text:p text:style-name="P3">6.newnode→data = data;</text:p>
      <text:p text:style-name="P3">7.<text:span text:style-name="T2">set ptr = start</text:span></text:p>
      <text:p text:style-name="P4">8.set preptr = ptr</text:p>
      <text:p text:style-name="P4">9.while(preptr→data != num)</text:p>
      <text:p text:style-name="P4"><text:tab/>preptr = ptr</text:p>
      <text:p text:style-name="P4"><text:tab/>ptr = ptr→next</text:p>
      <text:p text:style-name="P4">10.preptr→next = newnode</text:p>
      <text:p text:style-name="P4">11.newnode→next = ptr</text:p>
      <text:p text:style-name="P10"><text:span text:style-name="T4">12.</text:span><text:span text:style-name="T5">end</text:span></text:p>
      <text:p text:style-name="P4"/>
      <text:p text:style-name="P4"/>
      <text:p text:style-name="P4"/>
      <text:p text:style-name="P4">insert node before specific node</text:p>
      <text:p text:style-name="P4"/>
      <text:p text:style-name="P4">1.start</text:p>
      <text:p text:style-name="P4">2.<text:span text:style-name="T3">struct node {int data, node *next}</text:span></text:p>
      <text:p text:style-name="P5">3.node *newnode</text:p>
      <text:p text:style-name="P5">4.allocate memory</text:p>
      <text:p text:style-name="P5">5.set newnode = avail , set avail = avail→next;</text:p>
      <text:p text:style-name="P5">6.newnode→data = data</text:p>
      <text:p text:style-name="P5">7.set prt = start</text:p>
      <text:p text:style-name="P5">8.set preptr <text:s/>= ptr</text:p>
      <text:p text:style-name="P5">9.while(ptr→data != num)</text:p>
      <text:p text:style-name="P5"><text:tab/>set preptr = ptr</text:p>
      <text:p text:style-name="P5"><text:tab/>set ptr = ptr→next</text:p>
      <text:p text:style-name="P5">10.preptr→next = newnode;</text:p>
      <text:p text:style-name="P5">11.newnode →next = ptr</text:p>
      <text:p text:style-name="P9"><text:span text:style-name="T6">12.</text:span><text:span text:style-name="T5">end</text:span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Delete node from beginning of the list</text:p>
      <text:p text:style-name="P5"/>
      <text:p text:style-name="P5">1.start</text:p>
      <text:p text:style-name="P6">2.struct node {int data, node *next}</text:p>
      <text:p text:style-name="P7">3.allocate memory</text:p>
      <text:p text:style-name="P7">4.enter the data</text:p>
      <text:p text:style-name="P7">5.set ptr= start</text:p>
      <text:p text:style-name="P7">6.set start = start-&gt;next</text:p>
      <text:p text:style-name="P7">7.free ptr</text:p>
      <text:p text:style-name="P7">8.end</text:p>
      <text:p text:style-name="P7"/>
      <text:p text:style-name="P7">Delete from the end</text:p>
      <text:p text:style-name="P7"/>
      <text:p text:style-name="P7">1.start</text:p>
      <text:p text:style-name="P7">2.struct node {int data, node *next}</text:p>
      <text:p text:style-name="P7">3.allocate memory</text:p>
      <text:p text:style-name="P7">4.enter the data</text:p>
      <text:p text:style-name="P7">5.set ptr = start</text:p>
      <text:p text:style-name="P7">6.while(ptr→next != NULL)</text:p>
      <text:p text:style-name="P7"><text:tab/>set preptr = ptr</text:p>
      <text:p text:style-name="P7"><text:tab/>ptr = ptr→next</text:p>
      <text:p text:style-name="P7">7.set preptr→next = NULL</text:p>
      <text:p text:style-name="P7">8.free ptr</text:p>
      <text:p text:style-name="P7">9.end</text:p>
      <text:p text:style-name="P7"/>
      <text:p text:style-name="P7"/>
      <text:p text:style-name="P7">Delete after specific node</text:p>
      <text:p text:style-name="P7"/>
      <text:p text:style-name="P7">1.start</text:p>
      <text:p text:style-name="P7">2.struct node {int data,node *next}</text:p>
      <text:p text:style-name="P7">3.allocate memory</text:p>
      <text:p text:style-name="P7">4.enter the data</text:p>
      <text:p text:style-name="P7">5.set ptr = start-next</text:p>
      <text:p text:style-name="P7">6.set preptr = ptr</text:p>
      <text:p text:style-name="P7">7.while(preptr → data != NUM)</text:p>
      <text:p text:style-name="P7"><text:tab/>set preptr = ptr</text:p>
      <text:p text:style-name="P7"><text:tab/>set ptr = ptr→next</text:p>
      <text:p text:style-name="P7">8.set temp = ptr</text:p>
      <text:p text:style-name="P7">9.set preptr→next = ptr→next</text:p>
      <text:p text:style-name="P7">10.free temp</text:p>
      <text:p text:style-name="P7">11.end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Label_20_1" style:display-name="ListLabel 1" style:family="text">
      <style:text-properties style:font-name="Calibri" fo:font-family="Calibri" style:font-family-generic="roman" style:font-pitch="variable" fo:font-size="24pt" fo:font-weight="bold"/>
    </style:style>
    <style:style style:name="ListLabel_20_2" style:display-name="ListLabel 2" style:family="text">
      <style:text-properties style:font-name="Calibri" fo:font-family="Calibri" style:font-family-generic="roman" style:font-pitch="variable" fo:font-size="24pt" fo:font-weight="bold"/>
    </style:style>
    <style:style style:name="ListLabel_20_3" style:display-name="ListLabel 3" style:family="text">
      <style:text-properties style:font-name="Calibri" fo:font-family="Calibri" style:font-family-generic="roman" style:font-pitch="variable" fo:font-size="24pt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0T20:24:49.973000000</meta:creation-date>
    <meta:generator>LibreOffice/7.0.0.3$Windows_X86_64 LibreOffice_project/8061b3e9204bef6b321a21033174034a5e2ea88e</meta:generator>
    <dc:date>2020-09-26T20:51:05.924000000</dc:date>
    <meta:editing-duration>PT23M25S</meta:editing-duration>
    <meta:editing-cycles>4</meta:editing-cycles>
    <meta:document-statistic meta:table-count="0" meta:image-count="0" meta:object-count="0" meta:page-count="4" meta:paragraph-count="102" meta:word-count="403" meta:character-count="2383" meta:non-whitespace-character-count="2054"/>
  </office:meta>
</office:document-meta>
</file>